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6a12" officeooo:paragraph-rsid="00126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Certification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30T11:43:49.062000000</meta:creation-date>
    <dc:date>2022-06-30T11:45:55.818000000</dc:date>
    <meta:editing-duration>PT2M7S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9"/>
    <meta:generator>LibreOffice/7.1.5.2$Windows_X86_64 LibreOffice_project/85f04e9f809797b8199d13c421bd8a2b025d52b5</meta:generator>
  </office:meta>
</office:document-meta>
</file>